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Helvetica" style:font-family-asian="Helvetica" style:font-family-complex="Helvetica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Helvetica" style:font-family-asian="Helvetica" style:font-family-complex="Helvetica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Helvetica" style:font-family-asian="Helvetica" style:font-family-complex="Helvetica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50pt" fo:font-weight="normal" fo:font-family="'Courier 10 Pitch'" style:font-family-asian="'Courier 10 Pitch'" style:font-family-complex="'Courier 10 Pitch'" fo:background-color="#efefef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11" style:family="text">
      <style:text-properties fo:font-size="10.50pt" fo:font-weight="normal" fo:font-family="'Courier 10 Pitch'" style:font-family-asian="'Courier 10 Pitch'" style:font-family-complex="'Courier 10 Pitch'" fo:background-color="#efefef" fo:color="#000000"/>
    </style:style>
    <style:style style:name="T12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13" style:family="text">
      <style:text-properties fo:font-size="10.50pt" fo:font-weight="normal" fo:font-family="'Courier 10 Pitch'" style:font-family-asian="'Courier 10 Pitch'" style:font-family-complex="'Courier 10 Pitch'" fo:background-color="#ffffff" fo:color="#000000"/>
    </style:style>
    <style:style style:name="T14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15" style:family="text">
      <style:text-properties fo:font-size="10.50pt" fo:font-weight="normal" fo:font-family="'Courier 10 Pitch'" style:font-family-asian="'Courier 10 Pitch'" style:font-family-complex="'Courier 10 Pitch'" fo:background-color="#ffffff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'Courier 10 Pitch'" style:font-family-asian="'Courier 10 Pitch'" style:font-family-complex="'Courier 10 Pitch'" fo:background-color="#ffffff" fo:color="#000000"/>
    </style:style>
    <style:style style:name="T18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19" style:family="text">
      <style:text-properties fo:font-size="10.50pt" fo:font-weight="normal" fo:font-family="'Courier 10 Pitch'" style:font-family-asian="'Courier 10 Pitch'" style:font-family-complex="'Courier 10 Pitch'" fo:background-color="#ffffff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22" style:family="text">
      <style:text-properties fo:font-size="10.50pt" fo:font-weight="normal" fo:font-family="'Courier 10 Pitch'" style:font-family-asian="'Courier 10 Pitch'" style:font-family-complex="'Courier 10 Pitch'" fo:background-color="#ffffff" fo:color="#000000"/>
    </style:style>
    <style:style style:name="T23" style:family="text">
      <style:text-properties fo:font-size="10.50pt" fo:font-weight="bold" fo:font-family="'Courier 10 Pitch'" style:font-family-asian="'Courier 10 Pitch'" style:font-family-complex="'Courier 10 Pitch'" fo:background-color="#ffffff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2.00pt"/>
        </style:tab-stops>
      </style:paragraph-properties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 fo:margin-bottom="14.15pt">
        <style:tab-stops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2.00pt"/>
        </style:tab-stops>
      </style:paragraph-properties>
    </style:style>
    <style:style style:name="P4" style:family="paragraph">
      <style:paragraph-properties fo:line-height="100.00%" fo:text-align="left" fo:margin-bottom="14.15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00.00%" fo:text-align="left">
        <style:tab-stops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2.00pt"/>
        </style:tab-stops>
      </style:paragraph-properties>
    </style:style>
  </office:automatic-styles>
  <office:body>
    <office:text>
      <text:p text:style-name="P1"><text:span text:style-name="T1"/></text:p>
      <text:p text:style-name="P1"><text:span text:style-name="T2">Create a file with Index.php for sample HTML inputs.</text:span></text:p>
      <text:p text:style-name="P1"><text:span text:style-name="T3"/></text:p>
      <text:p text:style-name="P1"><text:span text:style-name="T4">Please may look code:</text:span></text:p>
      <text:p text:style-name="P1"><text:span text:style-name="T5"/></text:p>
      <text:p text:style-name="P1"><text:span text:style-name="T6">1. Here below define html code with form.</text:span></text:p>
      <text:p text:style-name="P1"><text:span text:style-name="T7"/></text:p>
      <text:p text:style-name="P1"><text:span text:style-name="T8">&lt;html&gt; </text:span></text:p>
      <text:p text:style-name="P1"><text:span text:style-name="T8"><text:tab/>&lt;head&gt; </text:span></text:p>
      <text:p text:style-name="P1"><text:span text:style-name="T8"><text:tab/><text:tab/>&lt;title&gt;infoblogging =&gt; Upload CSV and Insert into Database Using<text:s text:c="8"/>PHP&lt;/title&gt; </text:span></text:p>
      <text:p text:style-name="P1"><text:span text:style-name="T8"><text:tab/>&lt;head&gt; </text:span></text:p>
      <text:p text:style-name="P1"><text:span text:style-name="T8"><text:tab/>&lt;body&gt; </text:span></text:p>
      <text:p text:style-name="P1"><text:span text:style-name="T8"><text:tab/><text:tab/>&lt;form method='POST' enctype='multipart/form-data'&gt; </text:span></text:p>
      <text:p text:style-name="P1"><text:span text:style-name="T8"><text:tab/><text:tab/><text:tab/>Upload CSV FILE: &lt;input type='file' name='csv_info' /&gt; &lt;input type='submit' name='submit' value='Upload File' /&gt; </text:span></text:p>
      <text:p text:style-name="P1"><text:span text:style-name="T8"><text:tab/><text:tab/>&lt;/form&gt; </text:span></text:p>
      <text:p text:style-name="P1"><text:span text:style-name="T8"><text:tab/>&lt;/body&gt; </text:span></text:p>
      <text:p text:style-name="P1"><text:span text:style-name="T8">&lt;/html&gt; </text:span></text:p>
      <text:p text:style-name="P1"><text:span text:style-name="T9"/></text:p>
      <text:p text:style-name="P2"><text:span text:style-name="T10">2. In form define Enctype method because when will be upload any image or file that time “multipart/form-data” define compulsory<text:tab/></text:span></text:p>
      <text:p text:style-name="P3"><text:span text:style-name="T11">&lt;form method='POST' enctype='multipart/form-data'&gt; </text:span></text:p>
      <text:p text:style-name="P4"><text:span text:style-name="T12">3. Create database Name as “csvdata”. After succeful create database click on SQL tab and paste below code in sql query.</text:span></text:p>
      <text:p text:style-name="P4"><text:span text:style-name="T12"><text:tab/></text:span><text:span text:style-name="T13">CREATE TABLE `tbl_csv` ( </text:span></text:p>
      <text:p text:style-name="P4"><text:span text:style-name="T13"><text:tab/><text:tab/>`id` INT(11) NOT NULL AUTO_INCREMENT, </text:span></text:p>
      <text:p text:style-name="P4"><text:span text:style-name="T13"><text:tab/><text:tab/>`item1` VARCHAR(50) NOT NULL, </text:span></text:p>
      <text:p text:style-name="P4"><text:span text:style-name="T13"><text:tab/><text:tab/>`item2` VARCHAR(50) NOT NULL, </text:span></text:p>
      <text:p text:style-name="P4"><text:span text:style-name="T13"><text:tab/><text:tab/>PRIMARY KEY (`id`) </text:span></text:p>
      <text:p text:style-name="P4"><text:span text:style-name="T13"><text:tab/>) </text:span></text:p>
      <text:p text:style-name="P4"><text:span text:style-name="T13"><text:tab/>ENGINE=InnoDB;<text:tab/></text:span></text:p>
      <text:p text:style-name="P4"><text:span text:style-name="T14">4. now we created database and table sucessfully. Next step is create new file name as connection.php and put below code for connection with php code.</text:span></text:p>
      <text:p text:style-name="P4"><text:span text:style-name="T15">$servername = "localhost"; $username = "root"; $password = "ur48x"; </text:span></text:p>
      <text:p text:style-name="P4"><text:span text:style-name="T15">// Create connection </text:span></text:p>
      <text:p text:style-name="P4"><text:span text:style-name="T15">$conn = new mysqli($servername, $username, $password); </text:span></text:p>
      <text:p text:style-name="P4"><text:span text:style-name="T16"/></text:p>
      <text:p text:style-name="P4"><text:span text:style-name="T17">// Check connection </text:span></text:p>
      <text:p text:style-name="P4"><text:span text:style-name="T17">if ($conn-&gt;connect_error) { </text:span></text:p>
      <text:p text:style-name="P4"><text:span text:style-name="T17"><text:s text:c="4"/>die("Connection failed: " . $conn-&gt;connect_error); </text:span></text:p>
      <text:p text:style-name="P4"><text:span text:style-name="T17">} </text:span></text:p>
      <text:p text:style-name="P4"><text:span text:style-name="T18">5. if not getting any error then databse connection created success. Next step is select database.</text:span><text:span text:style-name="T19"/></text:p>
      <text:p text:style-name="P4"><text:span text:style-name="T19"><text:tab/>mysqli_select_db($conn,'csvdata'); </text:span></text:p>
      <text:p text:style-name="P4"><text:span text:style-name="T19">NOTE :- Here csvdata is our database Name.</text:span></text:p>
      <text:p text:style-name="P4"><text:span text:style-name="T20"/></text:p>
      <text:p text:style-name="P4"><text:span text:style-name="T21">6. Now move on index.php file. First if we used database connection then we must include connection string file into index.php. Please check below code for include database connection file.</text:span></text:p>
      <text:p text:style-name="P4"><text:span text:style-name="T21"><text:tab/></text:span><text:span text:style-name="T22">include_once 'connection.php';</text:span></text:p>
      <text:p text:style-name="P4"><text:span text:style-name="T23">7. Next code is for validate csv file and import record in database.</text:span></text:p>
      <text:p text:style-name="P4"><text:span text:style-name="T24"/></text:p>
      <text:p text:style-name="P4"><text:span text:style-name="T25">if(isset($_POST['submit'])){ </text:span></text:p>
      <text:p text:style-name="P4"><text:span text:style-name="T25"><text:tab/>if($_FILES['csv_data']['name']){ </text:span></text:p>
      <text:p text:style-name="P4"><text:span text:style-name="T25"><text:tab/><text:tab/> </text:span></text:p>
      <text:p text:style-name="P4"><text:span text:style-name="T25"><text:tab/><text:tab/>$arrFileName = explode('.',$_FILES['csv_data']['name']); </text:span></text:p>
      <text:p text:style-name="P4"><text:span text:style-name="T25"><text:tab/><text:tab/>if($arrFileName[1] == 'csv'){ </text:span></text:p>
      <text:p text:style-name="P4"><text:span text:style-name="T25"><text:tab/><text:tab/><text:tab/>$handle = fopen($_FILES['csv_data']['tmp_name'], "r"); </text:span></text:p>
      <text:p text:style-name="P4"><text:span text:style-name="T25"><text:tab/><text:tab/><text:tab/>while (($data = fgetcsv($handle, 1000, ",")) !== FALSE) { </text:span></text:p>
      <text:p text:style-name="P4"><text:span text:style-name="T26"/></text:p>
      <text:p text:style-name="P4"><text:span text:style-name="T27"><text:tab/><text:tab/><text:tab/><text:tab/> $item1 = mysqli_real_escape_string($conn,$data[0]); </text:span></text:p>
      <text:p text:style-name="P4"><text:span text:style-name="T27"><text:tab/><text:tab/><text:tab/><text:tab/>$item2 = mysqli_real_escape_string($conn,$data[1]); </text:span></text:p>
      <text:p text:style-name="P4"><text:span text:style-name="T27"><text:tab/><text:tab/><text:tab/><text:tab/>$import="INSERT into tbl_csv(item1,item2) values('$item1','$item2')"; </text:span></text:p>
      <text:p text:style-name="P4"><text:span text:style-name="T27"><text:tab/><text:tab/><text:tab/><text:tab/>mysqli_query($conn,$import); </text:span></text:p>
      <text:p text:style-name="P4"><text:span text:style-name="T27"><text:tab/><text:tab/><text:tab/>} </text:span></text:p>
      <text:p text:style-name="P4"><text:span text:style-name="T27"><text:tab/><text:tab/><text:tab/>fclose($handle); </text:span></text:p>
      <text:p text:style-name="P4"><text:span text:style-name="T27"><text:tab/><text:tab/><text:tab/>print "Import done"; </text:span></text:p>
      <text:p text:style-name="P4"><text:span text:style-name="T27"><text:tab/><text:tab/>} </text:span></text:p>
      <text:p text:style-name="P4"><text:span text:style-name="T27"><text:tab/>} </text:span></text:p>
      <text:p text:style-name="P4"><text:span text:style-name="T27">}</text:span></text:p>
      <text:p text:style-name="P4"><text:span text:style-name="T28">8. now we need scv sample file. So it sample file found it source.</text:span></text:p>
      <text:p text:style-name="P4"><text:span text:style-name="T29"/></text:p>
      <text:p text:style-name="P4"><text:span text:style-name="T29"/></text:p>
      <text:p text:style-name="P4"><text:span text:style-name="T29"/></text:p>
      <text:p text:style-name="P5"><text:span text:style-name="T29"/></text:p>
      <text:p text:style-name="P6"><text:span text:style-name="T29"/></text:p>
      <text:p text:style-name="P7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